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252in" fo:margin-bottom="0.1252in" fo:orphans="2" fo:widows="2" fo:text-indent="0in" style:auto-text-indent="false"/>
      <style:text-properties fo:font-variant="normal" fo:text-transform="none" fo:color="#444444" style:font-name="Helvetica Neue" fo:font-size="12pt" fo:letter-spacing="normal" fo:font-style="normal" fo:font-weight="normal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444444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Helvetica Neue" fo:font-size="12pt" fo:letter-spacing="normal" fo:font-style="normal" fo:font-weight="bold"/>
    </style:style>
    <style:style style:name="T3" style:family="text">
      <style:text-properties fo:font-variant="normal" fo:text-transform="none" fo:color="#444444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Times New Roman" fo:font-size="12pt" fo:letter-spacing="normal" fo:font-style="normal"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, </text:span><text:span text:style-name="T4">Evan McCormick, evmc5552@colorado.edu</text:span><text:span text:style-name="T1">, agree to complete all aspects of this Exam without the assistance of any other humans, directly or indirectly, and without the use of AI. I am permitted to use the web (such as for looking up syntax). I agree that if my work is too similar to another students work that my grade can be reduced significantly (down to 0 as a possibility) as will the other student(s) whose work is similar. As such, </text:span><text:span text:style-name="Strong_20_Emphasis"><text:span text:style-name="T2">I will not get or give help, code, or work to anyone and will do my own work</text:span></text:span><text:span text:style-name="T1">. I also understand that this Exam is take-home and does have a due date. My Exam must be submited by or before </text:span><text:span text:style-name="Strong_20_Emphasis"><text:span text:style-name="T2">April 14 at 11:59pm MT  to get credit.</text:span></text:span><text:span text:style-name="T1"> I also understand that technical issues or other unforeseen happenstances might prevent last-minute submissions and therefore I will plan ahead and will submit in advance. I also understand that the Exam area will CLOSE AND LOCK at 11:59pm MT on April 14th. </text:span></text:p>
      <text:p text:style-name="P2"><draw:path text:anchor-type="paragraph" draw:z-index="1" draw:style-name="gr1" draw:text-style-name="P3" svg:width="2.2921in" svg:height="1.0945in" svg:x="1.0429in" svg:y="0.2661in" svg:viewBox="0 0 5823 2781" svg:d="M267 1285c-81-236 880-622 291-106-261 228-245 588-424 847-66 97-214 967-79 264 54-278 81-603 291-793 157-143 692-879 688-159-1 298-233 541-344 820-288 723 25-180 79-264 170-263 143-860 503-768 350 90-71 533-132 794-62 263 136 833-132 794-267-39-90-644 185-794 762-416-182-256-185 106-6 506 701 88 582 291-210 356-408-364-186-556 252-217 443-506 741-661 773-404-213-21-264 159-79 277-651 195-582 608 59 356 347 589 635 714 150 66 20-1007 0-264-15 527 952-152 264-238-691-87 230 259 265 132 237-863 297 600 450-265 46-264-224 847 79 821 275-24-46-858 238-794 598 135 181-794 344 0 54 265-134 543-53 794 48 146-56-900 318-265 96 164 88-1159 105-344 4 191 942-716 239-582-293 56-464 573-133 820 351 261 499-215 529-450 37-287 126-560 186-846 60-289 153-544 238-820 239-778-57 301-53 423 10 284-137 559-132 847 4 273-22 545-27 820-12 695-275-177-212-291 156-281 299-568 583-768 127-89 633-589 608-26-15 351-381 518-608 423-563-233-193 531 79 424l265 132 264 79h53"><text:p/></draw:path>Signature and Date </text:p>
      <text:p text:style-name="Standard"><draw:polyline text:anchor-type="paragraph" draw:z-index="2" draw:style-name="gr1" draw:text-style-name="P3" svg:width="0.1039in" svg:height="0.1142in" svg:x="2.4083in" svg:y="0.3929in" svg:viewBox="0 0 265 291" draw:points="0,291 212,26 265,0"><text:p/></draw:polyline><draw:path text:anchor-type="paragraph" draw:z-index="0" draw:style-name="gr1" draw:text-style-name="P3" svg:width="0.9591in" svg:height="0.4795in" svg:x="0.0217in" svg:y="0.1638in" svg:viewBox="0 0 2437 1219" svg:d="M850 0c-288 182-720 280-820 609-52 170 959-200 264 79-717 288 76 378 291 159 570-580-278 347-26 370 354 32 867-416 741-741-128-328-556 471-371 635 247 219 822-310 635-529-240-280-260 927-53 556 432-773 85 640 106-265 15-626 477 4 397 212l265 132h158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>Evan McCorm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2S</meta:editing-duration>
    <meta:editing-cycles>4</meta:editing-cycles>
    <meta:generator>OpenOffice/4.1.13$Win32 OpenOffice.org_project/4113m1$Build-9810</meta:generator>
    <dc:date>2024-04-12T19:22:44.26</dc:date>
    <meta:document-statistic meta:table-count="0" meta:image-count="0" meta:object-count="0" meta:page-count="1" meta:paragraph-count="3" meta:word-count="173" meta:character-count="958"/>
    <meta:user-defined meta:name="Info 1"/>
    <meta:user-defined meta:name="Info 2"/>
    <meta:user-defined meta:name="Info 3"/>
    <meta:user-defined meta:name="Info 4"/>
  </office:meta>
</office:document-meta>
</file>